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94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001cm"/>
    </style:style>
    <style:style style:name="Table1.C" style:family="table-column">
      <style:table-column-properties style:column-width="1.005cm"/>
    </style:style>
    <style:style style:name="Table1.D" style:family="table-column">
      <style:table-column-properties style:column-width="3.598cm"/>
    </style:style>
    <style:style style:name="Table1.E" style:family="table-column">
      <style:table-column-properties style:column-width="5.398cm"/>
    </style:style>
    <style:style style:name="Table1.A1" style:family="table-cell">
      <style:table-cell-properties fo:padding="0.097cm" fo:border="none"/>
    </style:style>
    <style:style style:name="Table1.D2" style:family="table-cell">
      <style:table-cell-properties fo:padding="0.097cm" fo:border-left="none" fo:border-right="none" fo:border-top="none" fo:border-bottom="0.05pt solid #000000"/>
    </style:style>
    <style:style style:name="Table1.3" style:family="table-row">
      <style:table-row-properties style:min-row-height="1cm"/>
    </style:style>
    <style:style style:name="Table1.A3" style:family="table-cell">
      <style:table-cell-properties fo:padding="0.097cm" fo:border-left="none" fo:border-right="none" fo:border-top="none" fo:border-bottom="1pt solid #000000"/>
    </style:style>
    <style:style style:name="Table1.C3" style:family="table-cell">
      <style:table-cell-properties fo:padding="0.097cm" fo:border-left="none" fo:border-right="0.05pt solid #000000" fo:border-top="none" fo:border-bottom="none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none" fo:border-right="none" fo:border-top="0.05pt solid #000000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none"/>
    </style:style>
    <style:style style:name="Table1.C15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style:font-name="Times New Roman" fo:font-size="16pt" style:font-size-asian="16pt" style:font-size-complex="16pt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able_20_Contents">
      <style:text-properties style:font-name="Times New Roman" officeooo:rsid="0011e9ab" officeooo:paragraph-rsid="0011e9a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6pt" fo:font-weight="bold" officeooo:rsid="0011e9ab" officeooo:paragraph-rsid="0011e9ab" style:font-size-asian="16pt" style:font-weight-asian="bold" style:font-size-complex="16pt" style:font-weight-complex="bold"/>
    </style:style>
    <style:style style:name="P5" style:family="paragraph" style:parent-style-name="Table_20_Contents">
      <style:text-properties style:font-name="Times New Roman" fo:font-size="16pt" style:font-size-asian="16pt" style:font-size-complex="16pt"/>
    </style:style>
    <style:style style:name="P6" style:family="paragraph" style:parent-style-name="Table_20_Contents">
      <style:text-properties style:font-name="Times New Roman" fo:font-size="16pt" officeooo:rsid="0011e9ab" officeooo:paragraph-rsid="0011e9ab" style:font-size-asian="16pt" style:font-size-complex="16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6pt" officeooo:rsid="0011e9ab" officeooo:paragraph-rsid="0011e9ab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6pt" fo:font-style="italic" officeooo:rsid="0011e9ab" officeooo:paragraph-rsid="0011e9ab" style:font-size-asian="16pt" style:font-style-asian="italic" style:font-size-complex="16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20pt" fo:font-weight="bold" officeooo:rsid="0011e9ab" officeooo:paragraph-rsid="0011e9ab" style:font-weight-asian="bold" style:font-weight-complex="bold"/>
    </style:style>
    <style:style style:name="P10" style:family="paragraph" style:parent-style-name="Table_20_Contents">
      <style:text-properties style:font-name="Times New Roman" fo:font-size="17pt" fo:font-weight="bold" officeooo:rsid="0011e9ab" officeooo:paragraph-rsid="0011e9ab" style:font-size-asian="17pt" style:font-weight-asian="bold" style:font-size-complex="17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9">Nextra Morayfiel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3">
          <table:table-cell table:style-name="Table1.A3" table:number-columns-spanned="2" office:value-type="string">
            <text:p text:style-name="P10">Store:</text:p>
          </table:table-cell>
          <table:covered-table-cell/>
          <table:table-cell table:style-name="Table1.C3" office:value-type="string">
            <text:p text:style-name="P5"/>
          </table:table-cell>
          <table:table-cell table:style-name="Table1.D3" table:number-columns-spanned="2" office:value-type="string">
            <text:p text:style-name="P4">Eftpos</text:p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p text:style-name="P10">Day:</text:p>
          </table:table-cell>
          <table:covered-table-cell/>
          <table:table-cell table:style-name="Table1.C3" office:value-type="string">
            <text:p text:style-name="P5"/>
          </table:table-cell>
          <table:table-cell table:style-name="Table1.D4" office:value-type="string">
            <text:p text:style-name="P7">Actual Eftpos 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table:number-columns-spanned="2" office:value-type="string">
            <text:p text:style-name="P10">Date:</text:p>
          </table:table-cell>
          <table:covered-table-cell/>
          <table:table-cell table:style-name="Table1.C3" office:value-type="string">
            <text:p text:style-name="P5"/>
          </table:table-cell>
          <table:table-cell table:style-name="Table1.D4" office:value-type="string">
            <text:p text:style-name="P7">Register 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table:number-columns-spanned="2" office:value-type="string">
            <text:p text:style-name="P10">Staff:</text:p>
          </table:table-cell>
          <table:covered-table-cell/>
          <table:table-cell table:style-name="Table1.C3" office:value-type="string">
            <text:p text:style-name="P5"/>
          </table:table-cell>
          <table:table-cell table:style-name="Table1.D4" office:value-type="string">
            <text:p text:style-name="P7">Diff. 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D7" office:value-type="string">
            <text:p text:style-name="P5"/>
          </table:table-cell>
          <table:table-cell table:style-name="Table1.D7" office:value-type="string">
            <text:p text:style-name="P5"/>
          </table:table-cell>
        </table:table-row>
        <table:table-row table:style-name="Table1.3">
          <table:table-cell table:style-name="Table1.D2" office:value-type="string">
            <text:p text:style-name="P5"/>
          </table:table-cell>
          <table:table-cell table:style-name="Table1.D2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D3" table:number-columns-spanned="2" office:value-type="string">
            <text:p text:style-name="P4">Epay</text:p>
          </table:table-cell>
          <table:covered-table-cell/>
        </table:table-row>
        <table:table-row table:style-name="Table1.3">
          <table:table-cell table:style-name="Table1.D4" table:number-columns-spanned="2" office:value-type="string">
            <text:p text:style-name="P4">Cash</text:p>
          </table:table-cell>
          <table:covered-table-cell/>
          <table:table-cell table:style-name="Table1.C9" office:value-type="string">
            <text:p text:style-name="P5"/>
          </table:table-cell>
          <table:table-cell table:style-name="Table1.D4" office:value-type="string">
            <text:p text:style-name="P7">Actual Epay 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D4" office:value-type="string">
            <text:p text:style-name="P8">Put Aside</text:p>
          </table:table-cell>
          <table:table-cell table:style-name="Table1.D4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4" office:value-type="string">
            <text:p text:style-name="P7">Register 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D4" office:value-type="string">
            <text:p text:style-name="P8">$100</text:p>
          </table:table-cell>
          <table:table-cell table:style-name="Table1.D4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4" office:value-type="string">
            <text:p text:style-name="P7">Diff. 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D4" office:value-type="string">
            <text:p text:style-name="P8">$50</text:p>
          </table:table-cell>
          <table:table-cell table:style-name="Table1.D3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D7" office:value-type="string">
            <text:p text:style-name="P5"/>
          </table:table-cell>
          <table:table-cell table:style-name="Table1.D7" office:value-type="string">
            <text:p text:style-name="P5"/>
          </table:table-cell>
        </table:table-row>
        <table:table-row table:style-name="Table1.3">
          <table:table-cell table:style-name="Table1.D4" office:value-type="string">
            <text:p text:style-name="P8">$20</text:p>
          </table:table-cell>
          <table:table-cell table:style-name="Table1.D4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3" table:number-columns-spanned="2" office:value-type="string">
            <text:p text:style-name="P4">Scratchies</text:p>
          </table:table-cell>
          <table:covered-table-cell/>
        </table:table-row>
        <table:table-row table:style-name="Table1.3">
          <table:table-cell table:style-name="Table1.D4" office:value-type="string">
            <text:p text:style-name="P8">$10</text:p>
          </table:table-cell>
          <table:table-cell table:style-name="Table1.D4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4" office:value-type="string">
            <text:p text:style-name="P7">Diff. 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D4" office:value-type="string">
            <text:p text:style-name="P8">$5</text:p>
          </table:table-cell>
          <table:table-cell table:style-name="Table1.D4" office:value-type="string">
            <text:p text:style-name="P5"/>
          </table:table-cell>
          <table:table-cell table:style-name="Table1.C15" office:value-type="string">
            <text:p text:style-name="P5"/>
          </table:table-cell>
          <table:table-cell table:style-name="Table1.D7" office:value-type="string">
            <text:p text:style-name="P5"/>
          </table:table-cell>
          <table:table-cell table:style-name="Table1.D7" office:value-type="string">
            <text:p text:style-name="P5"/>
          </table:table-cell>
        </table:table-row>
        <table:table-row table:style-name="Table1.3">
          <table:table-cell table:style-name="Table1.D4" office:value-type="string">
            <text:p text:style-name="P8">Coins</text:p>
          </table:table-cell>
          <table:table-cell table:style-name="Table1.D4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3" table:number-columns-spanned="2" office:value-type="string">
            <text:p text:style-name="P4">Scratchies Payouts</text:p>
          </table:table-cell>
          <table:covered-table-cell/>
        </table:table-row>
        <table:table-row table:style-name="Table1.3">
          <table:table-cell table:style-name="Table1.D4" office:value-type="string">
            <text:p text:style-name="P7">Total </text:p>
          </table:table-cell>
          <table:table-cell table:style-name="Table1.D4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4" office:value-type="string">
            <text:p text:style-name="P7">Lotto Report 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D4" office:value-type="string">
            <text:p text:style-name="P7">Report </text:p>
          </table:table-cell>
          <table:table-cell table:style-name="Table1.D4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4" office:value-type="string">
            <text:p text:style-name="P7">Register 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D4" office:value-type="string">
            <text:p text:style-name="P7">Diff </text:p>
          </table:table-cell>
          <table:table-cell table:style-name="Table1.D4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4" office:value-type="string">
            <text:p text:style-name="P7">Diff. 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D7" office:value-type="string">
            <text:p text:style-name="P6"/>
          </table:table-cell>
          <table:table-cell table:style-name="Table1.D7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D7" office:value-type="string">
            <text:p text:style-name="P5"/>
          </table:table-cell>
          <table:table-cell table:style-name="Table1.D7" office:value-type="string">
            <text:p text:style-name="P1"/>
          </table:table-cell>
        </table:table-row>
        <table:table-row table:style-name="Table1.3">
          <table:table-cell table:style-name="Table1.D4" table:number-columns-spanned="2" office:value-type="string">
            <text:p text:style-name="P4">Lotto</text:p>
          </table:table-cell>
          <table:covered-table-cell/>
          <table:table-cell table:style-name="Table1.C9" office:value-type="string">
            <text:p text:style-name="P5"/>
          </table:table-cell>
          <table:table-cell table:style-name="Table1.D3" table:number-columns-spanned="2" office:value-type="string">
            <text:p text:style-name="P4">Lotto Payouts</text:p>
          </table:table-cell>
          <table:covered-table-cell/>
        </table:table-row>
        <table:table-row table:style-name="Table1.3">
          <table:table-cell table:style-name="Table1.D4" office:value-type="string">
            <text:p text:style-name="P7">Lotto Report </text:p>
          </table:table-cell>
          <table:table-cell table:style-name="Table1.D4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4" office:value-type="string">
            <text:p text:style-name="P7">Lotto Report 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D4" office:value-type="string">
            <text:p text:style-name="P7">Register </text:p>
          </table:table-cell>
          <table:table-cell table:style-name="Table1.D4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4" office:value-type="string">
            <text:p text:style-name="P7">Register 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D4" office:value-type="string">
            <text:p text:style-name="P7">Diff. </text:p>
          </table:table-cell>
          <table:table-cell table:style-name="Table1.D4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4" office:value-type="string">
            <text:p text:style-name="P7">Diff. </text:p>
          </table:table-cell>
          <table:table-cell table:style-name="Table1.D3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0:28:49.744429370</meta:creation-date>
    <meta:generator>LibreOffice/6.4.4.2$Linux_X86_64 LibreOffice_project/40$Build-2</meta:generator>
    <dc:date>2020-06-23T11:16:19.629839747</dc:date>
    <meta:editing-duration>PT12M33S</meta:editing-duration>
    <meta:editing-cycles>4</meta:editing-cycles>
    <meta:document-statistic meta:table-count="1" meta:image-count="0" meta:object-count="0" meta:page-count="1" meta:paragraph-count="38" meta:word-count="47" meta:character-count="291" meta:non-whitespace-character-count="263"/>
  </office:meta>
</office:document-meta>
</file>